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0e25" officeooo:paragraph-rsid="000e0e25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e0e25" officeooo:paragraph-rsid="000e0e25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ed1a3" officeooo:paragraph-rsid="000ed1a3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f642c" officeooo:paragraph-rsid="000f642c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0c457" officeooo:paragraph-rsid="0010c457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0e0e25" officeooo:paragraph-rsid="000e0e25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ed1a3" officeooo:paragraph-rsid="000ed1a3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f642c" officeooo:paragraph-rsid="000f642c" style:font-weight-asian="normal" style:font-weight-complex="normal"/>
    </style:style>
    <style:style style:name="P9" style:family="paragraph" style:parent-style-name="Standard">
      <style:text-properties officeooo:rsid="000ed1a3" officeooo:paragraph-rsid="000ed1a3"/>
    </style:style>
    <style:style style:name="T1" style:family="text">
      <style:text-properties officeooo:rsid="000ed1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nexes :</text:p>
      <text:p text:style-name="P1"/>
      <text:p text:style-name="P2">code génération réseau :</text:p>
      <text:p text:style-name="P1"/>
      <text:p text:style-name="P1"/>
      <text:p text:style-name="P1"/>
      <text:p text:style-name="P1"/>
      <text:p text:style-name="P1">import tensorflow as tf</text:p>
      <text:p text:style-name="P1">import pylab as plt</text:p>
      <text:p text:style-name="P1">from math import cos,sin,sqrt</text:p>
      <text:p text:style-name="P1">from time import time</text:p>
      <text:p text:style-name="P1">from tensorflow.keras.callbacks import TensorBoard</text:p>
      <text:p text:style-name="P1">import numpy as np</text:p>
      <text:p text:style-name="P1">from datetime import datetime</text:p>
      <text:p text:style-name="P1"/>
      <text:p text:style-name="P1"/>
      <text:p text:style-name="P1">#calcul moyenne ecart type</text:p>
      <text:p text:style-name="P1">def variations(data):</text:p>
      <text:p text:style-name="P1"><text:s text:c="4"/>R=[[0,0] for i in range(len(data[0]))]</text:p>
      <text:p text:style-name="P1"><text:s text:c="4"/>for x in data:</text:p>
      <text:p text:style-name="P1"><text:s text:c="8"/>for i in range(len(data[0])-1):#issue constant input bigger dataset needed</text:p>
      <text:p text:style-name="P1"><text:s text:c="12"/>R[i][0]+=x[i]</text:p>
      <text:p text:style-name="P1"><text:s text:c="4"/>for i in range(len(data[0])-1):#issue constant input bigger dataset needed</text:p>
      <text:p text:style-name="P1"><text:s text:c="8"/>R[i][0]=R[i][0]/len(data)</text:p>
      <text:p text:style-name="P1"/>
      <text:p text:style-name="P1"><text:s text:c="4"/>for x in data:</text:p>
      <text:p text:style-name="P1"><text:s text:c="8"/>for i in range(len(data[0])-1):#issue constant input bigger dataset needed</text:p>
      <text:p text:style-name="P1"><text:s text:c="12"/>R[i][1]+=(x[i]-R[i][0])**2</text:p>
      <text:p text:style-name="P1"><text:s text:c="4"/>for i in range(len(data[0])-1):#issue constant input bigger dataset needed</text:p>
      <text:p text:style-name="P1"><text:s text:c="8"/>R[i][1]=sqrt(R[i][1]/len(data))</text:p>
      <text:p text:style-name="P1"><text:s text:c="4"/>return R</text:p>
      <text:p text:style-name="P1"/>
      <text:p text:style-name="P1">#mesure temps d'execution</text:p>
      <text:p text:style-name="P1">debut=time()</text:p>
      <text:p text:style-name="P1">data=np.load('data_sim_1.npy')</text:p>
      <text:p text:style-name="P1"/>
      <text:p text:style-name="P1"/>
      <text:p text:style-name="P1">#melange des donnés pour eviter l'overfitting</text:p>
      <text:p text:style-name="P1">np.random.shuffle(data)</text:p>
      <text:p text:style-name="P1">#print(data[0])</text:p>
      <text:p text:style-name="P1"/>
      <text:p text:style-name="P1">#Normalization des données</text:p>
      <text:p text:style-name="P1">R=variations(data)</text:p>
      <text:p text:style-name="P1">for i in range(len(data)):</text:p>
      <text:p text:style-name="P1"><text:s text:c="4"/>for j in range(len(data[0])-1):#issue constant input bigger dataset needed</text:p>
      <text:p text:style-name="P1"><text:s text:c="8"/>data[i][j]=(data[i][j]-R[j][0])/R[j][1]</text:p>
      <text:p text:style-name="P1"/>
      <text:p text:style-name="P1">print(variations(data))</text:p>
      <text:p text:style-name="P1"/>
      <text:p text:style-name="P1">#separation training set validation set</text:p>
      <text:p text:style-name="P1">proportion=int(len(data)*0.9)</text:p>
      <text:p text:style-name="P1"/>
      <text:p text:style-name="P1"><text:soft-page-break/>train=data[:proportion]</text:p>
      <text:p text:style-name="P1">test=data[proportion:]</text:p>
      <text:p text:style-name="P1"/>
      <text:p text:style-name="P1">x_train=train[:,2:5]</text:p>
      <text:p text:style-name="P1">y_train=train[:,:2]</text:p>
      <text:p text:style-name="P1"/>
      <text:p text:style-name="P1">x_test=test[:,2:5]</text:p>
      <text:p text:style-name="P1">y_test=test[:,:2]</text:p>
      <text:p text:style-name="P1"/>
      <text:p text:style-name="P1"/>
      <text:p text:style-name="P1">#architecture du modele</text:p>
      <text:p text:style-name="P1">model =tf.keras.models.Sequential() <text:s/># random architecture</text:p>
      <text:p text:style-name="P1"/>
      <text:p text:style-name="P1">#print(1)</text:p>
      <text:p text:style-name="P1">#model.add(keras.layers.Flatten(input_shape=(20,))) <text:s/>#useless after all</text:p>
      <text:p text:style-name="P1">model.add(tf.keras.layers.Dense(3))</text:p>
      <text:p text:style-name="P1">model.add(tf.keras.layers.Dense(64, activation='linear'))</text:p>
      <text:p text:style-name="P1">#model.add(tf.keras.layers.Dropout(0.01)) <text:s text:c="2"/># prevent overfitting lol value might be a little bit high</text:p>
      <text:p text:style-name="P1"/>
      <text:p text:style-name="P1">model.add(tf.keras.layers.Dense(128, activation='relu'))</text:p>
      <text:p text:style-name="P1">#model.add(tf.keras.layers.Dropout(0.01)) <text:s text:c="2"/># prevent overfitting lol value might be a little bit high</text:p>
      <text:p text:style-name="P1"/>
      <text:p text:style-name="P1"/>
      <text:p text:style-name="P1">model.add(tf.keras.layers.Dense(64, activation='relu'))</text:p>
      <text:p text:style-name="P1"/>
      <text:p text:style-name="P1">model.add(tf.keras.layers.Dense(32, activation='relu'))</text:p>
      <text:p text:style-name="P1"/>
      <text:p text:style-name="P1">model.add(tf.keras.layers.Dense(16, activation='relu'))</text:p>
      <text:p text:style-name="P1"/>
      <text:p text:style-name="P1">model.add(tf.keras.layers.Dense(8 , activation='relu'))</text:p>
      <text:p text:style-name="P1"/>
      <text:p text:style-name="P1"/>
      <text:p text:style-name="P1">model.add(tf.keras.layers.Dense(2 , activation='relu'))</text:p>
      <text:p text:style-name="P1"/>
      <text:p text:style-name="P1"/>
      <text:p text:style-name="P1"/>
      <text:p text:style-name="P1">#parametres d'apprentissage</text:p>
      <text:p text:style-name="P1">opt = tf.keras.optimizers.Adam(lr=0.001, beta_1=0.9, beta_2=0.999, epsilon=None, decay=1e-7, amsgrad=False)</text:p>
      <text:p text:style-name="P1"/>
      <text:p text:style-name="P1"># Compile model</text:p>
      <text:p text:style-name="P1">model.compile(</text:p>
      <text:p text:style-name="P1"><text:s text:c="4"/>loss='mean_squared_error',</text:p>
      <text:p text:style-name="P1"><text:s text:c="4"/>optimizer=opt,</text:p>
      <text:p text:style-name="P1"><text:s text:c="4"/>metrics=['accuracy'],</text:p>
      <text:p text:style-name="P1">)</text:p>
      <text:p text:style-name="P1"/>
      <text:p text:style-name="P1">#memoire loss</text:p>
      <text:p text:style-name="P1">print_loss=[]</text:p>
      <text:p text:style-name="P1"/>
      <text:p text:style-name="P1">#création clef primaire pour nouveaux modeles</text:p>
      <text:p text:style-name="P1">now = datetime.now() # current date and time</text:p>
      <text:p text:style-name="P1"><text:soft-page-break/>date_time = now.strftime("%m/%d/%Y-%H:%M:%S")</text:p>
      <text:p text:style-name="P1"/>
      <text:p text:style-name="P1">for i in range(21):</text:p>
      <text:p text:style-name="P1"><text:s text:c="4"/>#mesure temps d'execution</text:p>
      <text:p text:style-name="P1"><text:s text:c="4"/>a=time()</text:p>
      <text:p text:style-name="P1"/>
      <text:p text:style-name="P1"/>
      <text:p text:style-name="P1"><text:s text:c="4"/>#opt = tf.keras.optimizers.Adam(lr=1/(10000*(i+1)-5000), beta_1=0.9, beta_2=0.999, epsilon=None, decay=1e-7, amsgrad=False)# sert a rien</text:p>
      <text:p text:style-name="P1"><text:s text:c="4"/>#entrainement du réseau</text:p>
      <text:p text:style-name="P1"><text:s text:c="4"/>history=model.fit(x_train,</text:p>
      <text:p text:style-name="P1"><text:s text:c="16"/>y_train,</text:p>
      <text:p text:style-name="P1"><text:s text:c="16"/>epochs=1000 ,</text:p>
      <text:p text:style-name="P1"><text:s text:c="16"/>validation_data=(x_test, y_test),</text:p>
      <text:p text:style-name="P1"><text:s text:c="16"/>verbose=0,</text:p>
      <text:p text:style-name="P1"><text:s text:c="16"/>batch_size=900)</text:p>
      <text:p text:style-name="P1"/>
      <text:p text:style-name="P1"/>
      <text:p text:style-name="P1"/>
      <text:p text:style-name="P1"><text:s text:c="4"/>print_loss.append(history.history['loss'])</text:p>
      <text:p text:style-name="P1"><text:s text:c="4"/>print(date_time,": <text:s text:c="5"/>",time()-a," <text:s text:c="3"/>",history.history['loss'][-1]," <text:s text:c="3"/>",i)</text:p>
      <text:p text:style-name="P1"/>
      <text:p text:style-name="P1">#enregistrement etat du modèle</text:p>
      <text:p text:style-name="P1">model.save_weights(f"models\\my_model_weights_var_cor_lower_dim{date_time.replace(':','_').replace('/','_')}.h5")</text:p>
      <text:p text:style-name="P1"/>
      <text:p text:style-name="P1"/>
      <text:p text:style-name="P1"/>
      <text:p text:style-name="P1">#prediction du modele</text:p>
      <text:p text:style-name="P1">features = data[:,2:5]</text:p>
      <text:p text:style-name="P1"/>
      <text:p text:style-name="P1">predictions = model.predict(features)</text:p>
      <text:p text:style-name="P1"/>
      <text:p text:style-name="P1">np.save("predictions_sim_1.npy",predictions)</text:p>
      <text:p text:style-name="P1"/>
      <text:p text:style-name="P1"/>
      <text:p text:style-name="P1">#affichage</text:p>
      <text:p text:style-name="P1">Y=[]</text:p>
      <text:p text:style-name="P1">X=[]</text:p>
      <text:p text:style-name="P1"/>
      <text:p text:style-name="P1"/>
      <text:p text:style-name="P1">for x in data[:,:2]:</text:p>
      <text:p text:style-name="P1"><text:s text:c="4"/>X.append((x[0]*R[0][1]+R[0][0])*cos((x[1]*R[1][1]+R[1][0])/360*2*3.14))</text:p>
      <text:p text:style-name="P1"><text:s text:c="4"/>Y.append((x[0]*R[0][1]+R[0][0])*sin((x[1]*R[1][1]+R[1][0])/360*2*3.14))</text:p>
      <text:p text:style-name="P1"/>
      <text:p text:style-name="P1">Y1=[]</text:p>
      <text:p text:style-name="P1">X1=[]</text:p>
      <text:p text:style-name="P1"/>
      <text:p text:style-name="P1"/>
      <text:p text:style-name="P1">for x in predictions:</text:p>
      <text:p text:style-name="P1"><text:s text:c="4"/>X1.append((x[0]*R[0][1]+R[0][0])*cos((x[1]*R[1][1]+R[1][0])/360*2*3.14))</text:p>
      <text:p text:style-name="P1"><text:s text:c="4"/>Y1.append((x[0]*R[0][1]+R[0][0])*sin((x[1]*R[1][1]+R[1][0])/360*2*3.14))</text:p>
      <text:p text:style-name="P1"><text:soft-page-break/>plt.figure()</text:p>
      <text:p text:style-name="P1">plt.plot(X,Y,'ro',X1,Y1,'bo')</text:p>
      <text:p text:style-name="P1"/>
      <text:p text:style-name="P1">finloss=[]</text:p>
      <text:p text:style-name="P1">for x in print_loss:</text:p>
      <text:p text:style-name="P1"><text:s text:c="4"/>for y in x:</text:p>
      <text:p text:style-name="P1"><text:s text:c="8"/>finloss.append(y)</text:p>
      <text:p text:style-name="P1"/>
      <text:p text:style-name="P1">plt.figure()</text:p>
      <text:p text:style-name="P1">plt.plot(finloss,'b')</text:p>
      <text:p text:style-name="P1"/>
      <text:p text:style-name="P1">print(time()-debut)</text:p>
      <text:p text:style-name="P1"/>
      <text:p text:style-name="P1">plt.show()</text:p>
      <text:p text:style-name="P9">j</text:p>
      <text:p text:style-name="P1"/>
      <text:p text:style-name="P1"/>
      <text:p text:style-name="P2">reprise <text:span text:style-name="T1">entraînement</text:span> :</text:p>
      <text:p text:style-name="P2"/>
      <text:p text:style-name="P2"/>
      <text:p text:style-name="P2"/>
      <text:p text:style-name="P6">import tensorflow as tf</text:p>
      <text:p text:style-name="P6">import pylab as plt</text:p>
      <text:p text:style-name="P6">from math import cos,sin,sqrt</text:p>
      <text:p text:style-name="P6">##test tensorboard</text:p>
      <text:p text:style-name="P6">from time import time</text:p>
      <text:p text:style-name="P6">from tensorflow.keras.callbacks import TensorBoard</text:p>
      <text:p text:style-name="P6"/>
      <text:p text:style-name="P6">import numpy as np</text:p>
      <text:p text:style-name="P6">from datetime import datetime</text:p>
      <text:p text:style-name="P6"/>
      <text:p text:style-name="P6"/>
      <text:p text:style-name="P6">def moyenneGlissante(L):</text:p>
      <text:p text:style-name="P6"><text:s text:c="4"/>R=[]</text:p>
      <text:p text:style-name="P6"><text:s text:c="4"/>halfsize=100</text:p>
      <text:p text:style-name="P6"><text:s text:c="4"/>for i in range(halfsize,len(L)-halfsize):</text:p>
      <text:p text:style-name="P6"><text:s text:c="8"/>R.append(sum(L[i-halfsize:i+halfsize])/halfsize/2)</text:p>
      <text:p text:style-name="P6"><text:s text:c="4"/>return R</text:p>
      <text:p text:style-name="P6"/>
      <text:p text:style-name="P6"/>
      <text:p text:style-name="P6">def variations(data):</text:p>
      <text:p text:style-name="P6"><text:s text:c="4"/>R=[[0,0] for i in range(len(data[0]))]</text:p>
      <text:p text:style-name="P6"><text:s text:c="4"/>for x in data:</text:p>
      <text:p text:style-name="P6"><text:s text:c="8"/>for i in range(len(data[0])-1):#issue constant input bigger dataset needed</text:p>
      <text:p text:style-name="P6"><text:s text:c="12"/>R[i][0]+=x[i]</text:p>
      <text:p text:style-name="P6"><text:s text:c="4"/>for i in range(len(data[0])-1):#issue constant input bigger dataset needed</text:p>
      <text:p text:style-name="P6"><text:s text:c="8"/>R[i][0]=R[i][0]/len(data)</text:p>
      <text:p text:style-name="P6"/>
      <text:p text:style-name="P6"><text:s text:c="4"/>for x in data:</text:p>
      <text:p text:style-name="P6"><text:s text:c="8"/>for i in range(len(data[0])-1):#issue constant input bigger dataset needed</text:p>
      <text:p text:style-name="P6"><text:s text:c="12"/>R[i][1]+=(x[i]-R[i][0])**2</text:p>
      <text:p text:style-name="P6"><text:s text:c="4"/>for i in range(len(data[0])-1):#issue constant input bigger dataset needed</text:p>
      <text:p text:style-name="P6"><text:soft-page-break/><text:s text:c="8"/>R[i][1]=sqrt(R[i][1]/len(data))</text:p>
      <text:p text:style-name="P6"><text:s text:c="4"/>return R</text:p>
      <text:p text:style-name="P6"/>
      <text:p text:style-name="P6"/>
      <text:p text:style-name="P6"/>
      <text:p text:style-name="P6">debut=time()</text:p>
      <text:p text:style-name="P6"/>
      <text:p text:style-name="P6"/>
      <text:p text:style-name="P6"/>
      <text:p text:style-name="P6">data=np.load('data_sim_1.npy')</text:p>
      <text:p text:style-name="P6"/>
      <text:p text:style-name="P6">np.random.shuffle(data)</text:p>
      <text:p text:style-name="P6">#print(data[0])</text:p>
      <text:p text:style-name="P6"/>
      <text:p text:style-name="P6">R=variations(data)</text:p>
      <text:p text:style-name="P6">for i in range(len(data)):</text:p>
      <text:p text:style-name="P6"><text:s text:c="4"/>for j in range(len(data[0])-1):</text:p>
      <text:p text:style-name="P6"><text:s text:c="8"/>data[i][j]=(data[i][j]-R[j][0])/R[j][1]</text:p>
      <text:p text:style-name="P6"/>
      <text:p text:style-name="P6">print(variations(data))</text:p>
      <text:p text:style-name="P6"/>
      <text:p text:style-name="P6">proportion=int(len(data))</text:p>
      <text:p text:style-name="P6"/>
      <text:p text:style-name="P6">train=data[:proportion]</text:p>
      <text:p text:style-name="P6">test=data[proportion:]</text:p>
      <text:p text:style-name="P6"/>
      <text:p text:style-name="P6">x_train=train[:,2:5]</text:p>
      <text:p text:style-name="P6">y_train=train[:,:2]</text:p>
      <text:p text:style-name="P6"/>
      <text:p text:style-name="P6">x_test=test[:,2:5]</text:p>
      <text:p text:style-name="P6">y_test=test[:,:2]</text:p>
      <text:p text:style-name="P6"/>
      <text:p text:style-name="P6"/>
      <text:p text:style-name="P6"/>
      <text:p text:style-name="P6"/>
      <text:p text:style-name="P6">model =tf.keras.models.Sequential() <text:s/># random architecture</text:p>
      <text:p text:style-name="P6"/>
      <text:p text:style-name="P6">#print(1)</text:p>
      <text:p text:style-name="P6">#model.add(keras.layers.Flatten(input_shape=(20,))) <text:s/>#useless after all</text:p>
      <text:p text:style-name="P6">model.add(tf.keras.layers.Dense(3,input_shape=(3,)))</text:p>
      <text:p text:style-name="P6">model.add(tf.keras.layers.Dense(64, activation='linear'))</text:p>
      <text:p text:style-name="P6">#model.add(tf.keras.layers.Dropout(0.01)) <text:s text:c="2"/># prevent overfitting lol value might be a little bit high</text:p>
      <text:p text:style-name="P6"/>
      <text:p text:style-name="P6">model.add(tf.keras.layers.Dense(128, activation=tf.keras.layers.LeakyReLU(alpha=0.3)))</text:p>
      <text:p text:style-name="P6"/>
      <text:p text:style-name="P6">model.add(tf.keras.layers.Dense(512, activation=tf.keras.layers.LeakyReLU(alpha=0.3)))</text:p>
      <text:p text:style-name="P6"/>
      <text:p text:style-name="P6">model.add(tf.keras.layers.Dense(1024, activation=tf.keras.layers.LeakyReLU(alpha=0.3)))</text:p>
      <text:p text:style-name="P6"/>
      <text:p text:style-name="P6">#print(2)</text:p>
      <text:p text:style-name="P6">model.add(tf.keras.layers.Dense(512, activation=tf.keras.layers.LeakyReLU(alpha=0.3)))</text:p>
      <text:p text:style-name="P6">#model.add(tf.keras.layers.Dropout(0.01)) <text:s text:c="2"/># prevent overfitting lol value might be a little bit high</text:p>
      <text:p text:style-name="P6"><text:soft-page-break/></text:p>
      <text:p text:style-name="P6">model.add(tf.keras.layers.Dense(128, activation=tf.keras.layers.LeakyReLU(alpha=0.3)))</text:p>
      <text:p text:style-name="P6"/>
      <text:p text:style-name="P6">model.add(tf.keras.layers.Dense(64, activation=tf.keras.layers.LeakyReLU(alpha=0.3)))</text:p>
      <text:p text:style-name="P6"/>
      <text:p text:style-name="P6">model.add(tf.keras.layers.Dense(32, activation=tf.keras.layers.LeakyReLU(alpha=0.3)))</text:p>
      <text:p text:style-name="P6"/>
      <text:p text:style-name="P6">model.add(tf.keras.layers.Dense(16, activation=tf.keras.layers.LeakyReLU(alpha=0.3)))</text:p>
      <text:p text:style-name="P6"/>
      <text:p text:style-name="P6">model.add(tf.keras.layers.Dense(8 , activation=tf.keras.layers.LeakyReLU(alpha=0.3)))</text:p>
      <text:p text:style-name="P6"/>
      <text:p text:style-name="P6"/>
      <text:p text:style-name="P6">model.add(tf.keras.layers.Dense(2 , activation='linear'))</text:p>
      <text:p text:style-name="P6"/>
      <text:p text:style-name="P6">model_name="models\\my_model_weights_var_cor05_04_2019-18_03_55.h5"</text:p>
      <text:p text:style-name="P6"/>
      <text:p text:style-name="P6">model.load_weights(model_name)</text:p>
      <text:p text:style-name="P6"/>
      <text:p text:style-name="P6"/>
      <text:p text:style-name="P6">opt = tf.keras.optimizers.Adam(lr=0.0000005, beta_1=0.9, beta_2=0.999, epsilon=None, decay=0, amsgrad=False)</text:p>
      <text:p text:style-name="P6"/>
      <text:p text:style-name="P6"># Compile model</text:p>
      <text:p text:style-name="P6">model.compile(</text:p>
      <text:p text:style-name="P6"><text:s text:c="4"/>loss='mean_squared_error',</text:p>
      <text:p text:style-name="P6"><text:s text:c="4"/>optimizer=opt,</text:p>
      <text:p text:style-name="P6"><text:s text:c="4"/>metrics=['accuracy'],</text:p>
      <text:p text:style-name="P6">)</text:p>
      <text:p text:style-name="P6"/>
      <text:p text:style-name="P6"/>
      <text:p text:style-name="P6"/>
      <text:p text:style-name="P6"/>
      <text:p text:style-name="P6"/>
      <text:p text:style-name="P6">print_loss=[]</text:p>
      <text:p text:style-name="P6"/>
      <text:p text:style-name="P6"/>
      <text:p text:style-name="P6">for i in range(64):</text:p>
      <text:p text:style-name="P6"><text:s text:c="4"/>a=time()</text:p>
      <text:p text:style-name="P6"/>
      <text:p text:style-name="P6"/>
      <text:p text:style-name="P6"><text:s text:c="4"/>#opt = tf.keras.optimizers.Adam(lr=0.000000000001, beta_1=0.9, beta_2=0.999, epsilon=None, decay=1e-7, amsgrad=False)#doesn't do anything</text:p>
      <text:p text:style-name="P6"/>
      <text:p text:style-name="P6"><text:s text:c="4"/>history=model.fit(x_train,</text:p>
      <text:p text:style-name="P6"><text:s text:c="16"/>y_train,</text:p>
      <text:p text:style-name="P6"><text:s text:c="16"/>epochs=10 ,</text:p>
      <text:p text:style-name="P6"><text:s text:c="16"/>validation_data=(x_test, y_test),</text:p>
      <text:p text:style-name="P6"><text:s text:c="16"/>verbose=1,</text:p>
      <text:p text:style-name="P6"><text:s text:c="16"/>batch_size=1)</text:p>
      <text:p text:style-name="P6"/>
      <text:p text:style-name="P6"><text:s text:c="4"/>now = datetime.now() # current date and time</text:p>
      <text:p text:style-name="P6"><text:s text:c="4"/>date_time = now.strftime("%m/%d/%Y-%H:%M:%S")</text:p>
      <text:p text:style-name="P6"><text:soft-page-break/></text:p>
      <text:p text:style-name="P6"><text:s text:c="4"/>print_loss.append(history.history['loss'])</text:p>
      <text:p text:style-name="P6"><text:s text:c="4"/>model.save_weights(model_name)</text:p>
      <text:p text:style-name="P6"><text:s text:c="4"/>np.save("finloss.npy",print_loss)</text:p>
      <text:p text:style-name="P6"><text:s text:c="4"/>print(date_time,": <text:s text:c="5"/>",int(time()-a)," <text:s text:c="3"/>",sum(history.history['loss'])/len(history.history['loss'])," <text:s text:c="3"/>",i)</text:p>
      <text:p text:style-name="P6">#model.save_weights(f"models\\my_model_weights_var_cor05_04_2019-18_03_55.h5")</text:p>
      <text:p text:style-name="P6">features = data[:,2:5]</text:p>
      <text:p text:style-name="P6"/>
      <text:p text:style-name="P6">predictions = model.predict(features)</text:p>
      <text:p text:style-name="P6"/>
      <text:p text:style-name="P6">np.save("predictions_sim_1.npy",predictions)</text:p>
      <text:p text:style-name="P6"/>
      <text:p text:style-name="P6">Y=[]</text:p>
      <text:p text:style-name="P6">X=[]</text:p>
      <text:p text:style-name="P6"/>
      <text:p text:style-name="P6"/>
      <text:p text:style-name="P6">for x in data[:,:2]:</text:p>
      <text:p text:style-name="P6"><text:s text:c="4"/>X.append((x[0]*R[0][1]+R[0][0])*cos((x[1]*R[1][1]+R[1][0])/360*2*3.14))</text:p>
      <text:p text:style-name="P6"><text:s text:c="4"/>Y.append((x[0]*R[0][1]+R[0][0])*sin((x[1]*R[1][1]+R[1][0])/360*2*3.14))</text:p>
      <text:p text:style-name="P6"/>
      <text:p text:style-name="P6">Y1=[]</text:p>
      <text:p text:style-name="P6">X1=[]</text:p>
      <text:p text:style-name="P6"/>
      <text:p text:style-name="P6"/>
      <text:p text:style-name="P6">for x in predictions:</text:p>
      <text:p text:style-name="P6"><text:s text:c="4"/>X1.append((x[0]*R[0][1]+R[0][0])*cos((x[1]*R[1][1]+R[1][0])/360*2*3.14))</text:p>
      <text:p text:style-name="P6"><text:s text:c="4"/>Y1.append((x[0]*R[0][1]+R[0][0])*sin((x[1]*R[1][1]+R[1][0])/360*2*3.14))</text:p>
      <text:p text:style-name="P6">plt.figure()</text:p>
      <text:p text:style-name="P6">plt.plot(X,Y,'ro',X1,Y1,'bo')</text:p>
      <text:p text:style-name="P6"/>
      <text:p text:style-name="P6">finloss=[]</text:p>
      <text:p text:style-name="P6">for x in print_loss:</text:p>
      <text:p text:style-name="P6"><text:s text:c="4"/>for y in x:</text:p>
      <text:p text:style-name="P6"><text:s text:c="8"/>finloss.append(y)</text:p>
      <text:p text:style-name="P6"/>
      <text:p text:style-name="P6">plt.figure()</text:p>
      <text:p text:style-name="P6">plt.plot(moyenneGlissante(finloss),'b')</text:p>
      <text:p text:style-name="P6"/>
      <text:p text:style-name="P6">plt.figure()</text:p>
      <text:p text:style-name="P6">plt.plot(finloss,'b')</text:p>
      <text:p text:style-name="P6">print(time()-debut)</text:p>
      <text:p text:style-name="P6"/>
      <text:p text:style-name="P6">plt.show()</text:p>
      <text:p text:style-name="P6"/>
      <text:p text:style-name="P6"/>
      <text:p text:style-name="P4">réseau modèle analytique (marche a quelques détails près): </text:p>
      <text:p text:style-name="P4"/>
      <text:p text:style-name="P8"/>
      <text:p text:style-name="P6"/>
      <text:p text:style-name="P6">from random import *</text:p>
      <text:p text:style-name="P6">import numpy as np</text:p>
      <text:p text:style-name="P6"><text:soft-page-break/>import tensorflow as tf</text:p>
      <text:p text:style-name="P6">import pylab as plt</text:p>
      <text:p text:style-name="P6">from math import cos,sin</text:p>
      <text:p text:style-name="P6">from time import time</text:p>
      <text:p text:style-name="P6">from datetime import datetime</text:p>
      <text:p text:style-name="P6"/>
      <text:p text:style-name="P6">#from tensorflow import keras</text:p>
      <text:p text:style-name="P6"/>
      <text:p text:style-name="P6">###</text:p>
      <text:p text:style-name="P6">def calculSortie(L):</text:p>
      <text:p text:style-name="P6"><text:s text:c="4"/>S , i = L[0],L[1]</text:p>
      <text:p text:style-name="P6"><text:s text:c="4"/>a=[i[2],0]</text:p>
      <text:p text:style-name="P6"><text:s text:c="4"/>b=[i[2]*i[1],i[0]]</text:p>
      <text:p text:style-name="P6"><text:s text:c="4"/>return [</text:p>
      <text:p text:style-name="P6"><text:s text:c="4"/>(a[0]*S[0][0]+b[0]*S[3][0])**2+(a[1]*S[0][1]+b[1]*S[3][1])**2,</text:p>
      <text:p text:style-name="P6"><text:s text:c="4"/>(a[0]*S[1][0]+b[0]*S[5][0])**2+(a[1]*S[1][1]+b[1]*S[5][1])**2,</text:p>
      <text:p text:style-name="P6"><text:s text:c="4"/>(a[0]*S[2][0]+b[0]*S[6][0])**2+(a[1]*S[2][1]+b[1]*S[6][1])**2,</text:p>
      <text:p text:style-name="P6"><text:s text:c="4"/>(a[0]*S[3][0]+b[0]*S[7][0])**2+(a[1]*S[3][1]+b[1]*S[7][1])**2</text:p>
      <text:p text:style-name="P6"><text:s text:c="4"/>]</text:p>
      <text:p text:style-name="P6"/>
      <text:p text:style-name="P6"/>
      <text:p text:style-name="P6"># re <text:s/>im</text:p>
      <text:p text:style-name="P6">#Styp=np.array([1,0,0.7,1,]) <text:s text:c="8"/>entrer typical S param</text:p>
      <text:p text:style-name="P6"/>
      <text:p text:style-name="P6">Num=[1]</text:p>
      <text:p text:style-name="P6">"""ds l'ordre S13,S14,S15,S16,S23,S24,S25,S26 """</text:p>
      <text:p text:style-name="P6">def generSparam(rang,x): #create Sparam "around" the typical ones</text:p>
      <text:p text:style-name="P6"><text:s text:c="4"/>Styp=[[-0.5,0.0],[0.0,0.5],[-0.5,0.0],[0.0,0.5],[0.5,0.0],[0.0,0.5],[0.0,0.5],[-0.5,0.0]]</text:p>
      <text:p text:style-name="P6"><text:s text:c="4"/>num = Num[0]</text:p>
      <text:p text:style-name="P6"><text:s text:c="4"/>Num[0]+=1</text:p>
      <text:p text:style-name="P6"><text:s text:c="4"/>S=[]</text:p>
      <text:p text:style-name="P6"><text:s text:c="4"/>for j in range(8):</text:p>
      <text:p text:style-name="P6"><text:s text:c="8"/>S.append([Styp[j][0]+rang/x*num-rang/2,Styp[j][1]+rang/x*num-rang/2])</text:p>
      <text:p text:style-name="P6"/>
      <text:p text:style-name="P6"><text:s text:c="4"/>"""S=Styp+range/num*i+range/num*i*1j"""</text:p>
      <text:p text:style-name="P6"/>
      <text:p text:style-name="P6"><text:s text:c="4"/>return S.copy()</text:p>
      <text:p text:style-name="P6"/>
      <text:p text:style-name="P6"/>
      <text:p text:style-name="P6"/>
      <text:p text:style-name="P6"/>
      <text:p text:style-name="P6">def flatten(A):</text:p>
      <text:p text:style-name="P6"><text:s text:c="4"/>L=[]</text:p>
      <text:p text:style-name="P6"><text:s text:c="4"/>for i in A:</text:p>
      <text:p text:style-name="P6"><text:s text:c="8"/>for j in i:</text:p>
      <text:p text:style-name="P6"><text:s text:c="12"/>L.append(j)</text:p>
      <text:p text:style-name="P6"><text:s text:c="4"/>return L</text:p>
      <text:p text:style-name="P6"/>
      <text:p text:style-name="P6">def features2Array(x):</text:p>
      <text:p text:style-name="P6"><text:s text:c="4"/>X=np.zeros((20))</text:p>
      <text:p text:style-name="P6"><text:s text:c="4"/>for i in range(20):</text:p>
      <text:p text:style-name="P6"><text:s text:c="8"/>X[i]=x[i]</text:p>
      <text:p text:style-name="P6"><text:soft-page-break/><text:s text:c="4"/>return X</text:p>
      <text:p text:style-name="P6"/>
      <text:p text:style-name="P6">def labels2Array(x):</text:p>
      <text:p text:style-name="P6"><text:s text:c="4"/>X=np.zeros((4))</text:p>
      <text:p text:style-name="P6"><text:s text:c="4"/>for i in range(4):</text:p>
      <text:p text:style-name="P6"><text:s text:c="8"/>X[i]=x[i]</text:p>
      <text:p text:style-name="P6"><text:s text:c="4"/>return X</text:p>
      <text:p text:style-name="P6"/>
      <text:p text:style-name="P6">def generInput():#create random but likely inputs</text:p>
      <text:p text:style-name="P6"><text:s text:c="4"/>return [random()*20-10,random()*20-10,random()*20-10] <text:s/># rep phase, rap amplitude, puissance d'entree en racine</text:p>
      <text:p text:style-name="P6"/>
      <text:p text:style-name="P6">def generS():# create random S param</text:p>
      <text:p text:style-name="P6"><text:s text:c="4"/>return [[random()*2-1,random()*2-1] for i in range(8)]</text:p>
      <text:p text:style-name="P6"/>
      <text:p text:style-name="P6">def generDataset(len):</text:p>
      <text:p text:style-name="P6"><text:s text:c="4"/>Dataset=[]</text:p>
      <text:p text:style-name="P6"><text:s text:c="4"/>for x in range(len):</text:p>
      <text:p text:style-name="P6"><text:s text:c="8"/>S=generSparam(len,x+1)</text:p>
      <text:p text:style-name="P6"><text:s text:c="8"/>i=generInput()</text:p>
      <text:p text:style-name="P6"><text:s text:c="8"/>x=np.array(flatten(S)+calculSortie([S,i]))</text:p>
      <text:p text:style-name="P6"><text:s text:c="8"/>y=np.array(i)</text:p>
      <text:p text:style-name="P6"><text:s text:c="8"/>Dataset.append([x,y])</text:p>
      <text:p text:style-name="P6"><text:s text:c="4"/>return Dataset</text:p>
      <text:p text:style-name="P6"/>
      <text:p text:style-name="P6">def split(Dataset):</text:p>
      <text:p text:style-name="P6"><text:s text:c="4"/>X,Y=[],[]</text:p>
      <text:p text:style-name="P6"><text:s text:c="4"/>for i in Dataset:</text:p>
      <text:p text:style-name="P6"><text:s text:c="8"/>X.append(i[0])</text:p>
      <text:p text:style-name="P6"><text:s text:c="8"/>Y.append(i[1])</text:p>
      <text:p text:style-name="P6"><text:s text:c="4"/>return X,Y</text:p>
      <text:p text:style-name="P6"/>
      <text:p text:style-name="P6">trainlen=200000</text:p>
      <text:p text:style-name="P6"/>
      <text:p text:style-name="P6">train=generDataset(trainlen)</text:p>
      <text:p text:style-name="P6">x_train, y_train = split(train) <text:s/>## .copy() <text:s/>??</text:p>
      <text:p text:style-name="P6"/>
      <text:p text:style-name="P6">x_train, y_train=np.array(x_train), np.array(y_train)</text:p>
      <text:p text:style-name="P6"/>
      <text:p text:style-name="P6">now = datetime.now() # current date and time</text:p>
      <text:p text:style-name="P6">date_time = now.strftime("%m/%d/%Y-%H:%M:%S")</text:p>
      <text:p text:style-name="P6"/>
      <text:p text:style-name="P6"/>
      <text:p text:style-name="P6">#np.save(f"x-train_len-{trainlen}_date-{date_time.replace(':','_').replace('/','_')}",x_train)</text:p>
      <text:p text:style-name="P6">#np.save(f"y-train_len-{trainlen}_date-{date_time.replace(':','_').replace('/','_')}",y_train)</text:p>
      <text:p text:style-name="P6"/>
      <text:p text:style-name="P6"/>
      <text:p text:style-name="P6"/>
      <text:p text:style-name="P6">test=generDataset(200)</text:p>
      <text:p text:style-name="P6">x_test, y_test = split(test)</text:p>
      <text:p text:style-name="P6">x_test, y_test=np.array(x_test), np.array(y_test)</text:p>
      <text:p text:style-name="P6"/>
      <text:p text:style-name="P6"><text:soft-page-break/></text:p>
      <text:p text:style-name="P6"/>
      <text:p text:style-name="P6">print(y_test.shape)</text:p>
      <text:p text:style-name="P6">print(x_test.shape)</text:p>
      <text:p text:style-name="P6"/>
      <text:p text:style-name="P6"/>
      <text:p text:style-name="P6"># model</text:p>
      <text:p text:style-name="P6">a=time()</text:p>
      <text:p text:style-name="P6">model =tf.keras.models.Sequential() <text:s/># random architecture</text:p>
      <text:p text:style-name="P6"/>
      <text:p text:style-name="P6">#print(1)</text:p>
      <text:p text:style-name="P6">#model.add(keras.layers.Flatten(input_shape=(20,))) <text:s/>#useless after all</text:p>
      <text:p text:style-name="P6">model.add(tf.keras.layers.Dense(20))</text:p>
      <text:p text:style-name="P6">model.add(tf.keras.layers.Dense(64, activation='linear'))</text:p>
      <text:p text:style-name="P6">#model.add(tf.keras.layers.Dropout(0.01)) <text:s text:c="2"/># prevent overfitting lol value might be a little bit high</text:p>
      <text:p text:style-name="P6"/>
      <text:p text:style-name="P6">model.add(tf.keras.layers.Dense(128, activation=tf.keras.layers.LeakyReLU(alpha=0.3)))</text:p>
      <text:p text:style-name="P6">model.add(tf.keras.layers.Dense(512, activation=tf.keras.layers.LeakyReLU(alpha=0.3)))</text:p>
      <text:p text:style-name="P6"/>
      <text:p text:style-name="P6">model.add(tf.keras.layers.Dense(1024, activation=tf.keras.layers.LeakyReLU(alpha=0.3)))</text:p>
      <text:p text:style-name="P6"/>
      <text:p text:style-name="P6">#print(2)</text:p>
      <text:p text:style-name="P6">model.add(tf.keras.layers.Dense(512, activation=tf.keras.layers.LeakyReLU(alpha=0.3)))</text:p>
      <text:p text:style-name="P6">#model.add(tf.keras.layers.Dropout(0.01)) <text:s text:c="2"/># prevent overfitting lol value might be a little bit high</text:p>
      <text:p text:style-name="P6"/>
      <text:p text:style-name="P6">model.add(tf.keras.layers.Dense(128, activation=tf.keras.layers.LeakyReLU(alpha=0.3)))</text:p>
      <text:p text:style-name="P6"/>
      <text:p text:style-name="P6">model.add(tf.keras.layers.Dense(64, activation=tf.keras.layers.LeakyReLU(alpha=0.3)))</text:p>
      <text:p text:style-name="P6"/>
      <text:p text:style-name="P6">model.add(tf.keras.layers.Dense(32, activation=tf.keras.layers.LeakyReLU(alpha=0.3)))</text:p>
      <text:p text:style-name="P6"/>
      <text:p text:style-name="P6">model.add(tf.keras.layers.Dense(16, activation=tf.keras.layers.LeakyReLU(alpha=0.3)))</text:p>
      <text:p text:style-name="P6"/>
      <text:p text:style-name="P6">model.add(tf.keras.layers.Dense(8 , activation=tf.keras.layers.LeakyReLU(alpha=0.3)))</text:p>
      <text:p text:style-name="P6"/>
      <text:p text:style-name="P6"/>
      <text:p text:style-name="P6">model.add(tf.keras.layers.Dense(3 , activation='linear'))</text:p>
      <text:p text:style-name="P6"/>
      <text:p text:style-name="P6"/>
      <text:p text:style-name="P6"/>
      <text:p text:style-name="P6"/>
      <text:p text:style-name="P6">opt = tf.keras.optimizers.Adam(lr=0.001, beta_1=0.9, beta_2=0.999, epsilon=None, decay=1e-7, amsgrad=False)</text:p>
      <text:p text:style-name="P6"/>
      <text:p text:style-name="P6"># Compile model</text:p>
      <text:p text:style-name="P6">model.compile(</text:p>
      <text:p text:style-name="P6"><text:s text:c="4"/>loss='mean_squared_error',</text:p>
      <text:p text:style-name="P6"><text:s text:c="4"/>optimizer=opt,</text:p>
      <text:p text:style-name="P6"><text:s text:c="4"/>metrics=['accuracy'],</text:p>
      <text:p text:style-name="P6">)</text:p>
      <text:p text:style-name="P6"/>
      <text:p text:style-name="P6"/>
      <text:p text:style-name="P6"><text:soft-page-break/>print_loss=[]</text:p>
      <text:p text:style-name="P6"/>
      <text:p text:style-name="P6"/>
      <text:p text:style-name="P6">for i in range(1):</text:p>
      <text:p text:style-name="P6"><text:s text:c="4"/>now = datetime.now() # current date and time</text:p>
      <text:p text:style-name="P6"><text:s text:c="4"/>date_time = now.strftime("%m/%d/%Y-%H:%M:%S")</text:p>
      <text:p text:style-name="P6"/>
      <text:p text:style-name="P6"><text:s text:c="4"/>opt = tf.keras.optimizers.Adam(lr=1/100/10**i, beta_1=0.9, beta_2=0.999, epsilon=None, decay=1e-7, amsgrad=False)</text:p>
      <text:p text:style-name="P6"/>
      <text:p text:style-name="P6"><text:s text:c="4"/>history=model.fit(x_train,</text:p>
      <text:p text:style-name="P6"><text:s text:c="16"/>y_train,</text:p>
      <text:p text:style-name="P6"><text:s text:c="16"/>epochs=1000 ,</text:p>
      <text:p text:style-name="P6"><text:s text:c="16"/>validation_data=(x_test, y_test),</text:p>
      <text:p text:style-name="P6"><text:s text:c="16"/>verbose=1,</text:p>
      <text:p text:style-name="P6"><text:s text:c="16"/>batch_size=20000)</text:p>
      <text:p text:style-name="P6"><text:s text:c="4"/>#model.save_weights(f"models\\my_model_weights{date_time.replace(':','_').replace('/','_')}.h5")</text:p>
      <text:p text:style-name="P6"/>
      <text:p text:style-name="P6"/>
      <text:p text:style-name="P6"><text:s text:c="4"/>print_loss.append(history.history['loss']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features = x_test</text:p>
      <text:p text:style-name="P6"/>
      <text:p text:style-name="P6">predictions = model.predict(features)</text:p>
      <text:p text:style-name="P6"/>
      <text:p text:style-name="P6">np.save("predictions_sim_1.npy",predictions)</text:p>
      <text:p text:style-name="P6"/>
      <text:p text:style-name="P6">Y=[]</text:p>
      <text:p text:style-name="P6">X=[]</text:p>
      <text:p text:style-name="P6"/>
      <text:p text:style-name="P6"/>
      <text:p text:style-name="P6">for x in x_test:</text:p>
      <text:p text:style-name="P6"><text:s text:c="4"/>X.append((x[0]*1.1+0.55)*cos((x[1]+0.5)*2*3.14))</text:p>
      <text:p text:style-name="P6"><text:s text:c="4"/>Y.append((x[0]*1.1+0.55)*sin((x[1]+0.5)*2*3.14))</text:p>
      <text:p text:style-name="P6"/>
      <text:p text:style-name="P6">Y1=[]</text:p>
      <text:p text:style-name="P6">X1=[]</text:p>
      <text:p text:style-name="P6"/>
      <text:p text:style-name="P6"/>
      <text:p text:style-name="P6">for x in predictions:</text:p>
      <text:p text:style-name="P6"><text:s text:c="4"/>X1.append((x[0]*1.1+0.55)*cos((x[1]+0.5)*2*3.14))</text:p>
      <text:p text:style-name="P6"><text:s text:c="4"/>Y1.append((x[0]*1.1+0.55)*sin((x[1]+0.5)*2*3.14))</text:p>
      <text:p text:style-name="P6">plt.figure()</text:p>
      <text:p text:style-name="P6">plt.plot(X,Y,'ro',X1,Y1,'bo')</text:p>
      <text:p text:style-name="P6"/>
      <text:p text:style-name="P6">finloss=[]</text:p>
      <text:p text:style-name="P6"><text:soft-page-break/>for x in print_loss:</text:p>
      <text:p text:style-name="P6"><text:s text:c="4"/>for y in x:</text:p>
      <text:p text:style-name="P6"><text:s text:c="8"/>finloss.append(y)</text:p>
      <text:p text:style-name="P6"/>
      <text:p text:style-name="P6">plt.figure()</text:p>
      <text:p text:style-name="P6">plt.plot(finloss,'b')</text:p>
      <text:p text:style-name="P6">b=time()</text:p>
      <text:p text:style-name="P6"/>
      <text:p text:style-name="P6">print(time()-a)</text:p>
      <text:p text:style-name="P6">plt.show()</text:p>
      <text:p text:style-name="P6"/>
      <text:p text:style-name="P6"/>
      <text:p text:style-name="P6"/>
      <text:p text:style-name="P6"/>
      <text:p text:style-name="P5">Mise en forme des données :</text:p>
      <text:p text:style-name="P6"/>
      <text:p text:style-name="P6">import numpy as np</text:p>
      <text:p text:style-name="P6"/>
      <text:p text:style-name="P6"/>
      <text:p text:style-name="P6">f=open("input.csv", "r")</text:p>
      <text:p text:style-name="P6">lines =f.readlines()</text:p>
      <text:p text:style-name="P6"/>
      <text:p text:style-name="P6">"""</text:p>
      <text:p text:style-name="P6">for x in lines:</text:p>
      <text:p text:style-name="P6"><text:s text:c="4"/>print(x)</text:p>
      <text:p text:style-name="P6">"""</text:p>
      <text:p text:style-name="P6">#print(len(lines[1:]))</text:p>
      <text:p text:style-name="P6">#print(lines[46:])</text:p>
      <text:p text:style-name="P6">content=lines[46:]</text:p>
      <text:p text:style-name="P6">data=np.zeros((len(content),6))</text:p>
      <text:p text:style-name="P6">for i in range(len(content)):</text:p>
      <text:p text:style-name="P6"><text:s text:c="4"/>line=content[i]</text:p>
      <text:p text:style-name="P6"><text:s text:c="4"/>liste=line.split(',')</text:p>
      <text:p text:style-name="P6"><text:s text:c="4"/>#print(liste)</text:p>
      <text:p text:style-name="P6"><text:s text:c="4"/>data[i][0]=float(liste[0])</text:p>
      <text:p text:style-name="P6"><text:s text:c="4"/>data[i][1]=float(liste[1])</text:p>
      <text:p text:style-name="P6"><text:s text:c="4"/>data[i][2]=float(liste[3])</text:p>
      <text:p text:style-name="P6"><text:s text:c="4"/>data[i][3]=float(liste[4])</text:p>
      <text:p text:style-name="P6"><text:s text:c="4"/>data[i][4]=float(liste[5])</text:p>
      <text:p text:style-name="P6"><text:s text:c="4"/>data[i][5]=float(liste[6])</text:p>
      <text:p text:style-name="P6"><text:s text:c="4"/>#print(data[0])</text:p>
      <text:p text:style-name="P6"/>
      <text:p text:style-name="P6">np.save("data_sim_1.npy",data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3">Calibration par correction de perspective :</text:p>
      <text:p text:style-name="P7"/>
      <text:p text:style-name="P7"/>
      <text:p text:style-name="P7"/>
      <text:p text:style-name="P6"/>
      <text:p text:style-name="P6">import numpy as np</text:p>
      <text:p text:style-name="P6">import cv2</text:p>
      <text:p text:style-name="P6">import pylab as plt</text:p>
      <text:p text:style-name="P6">from math import cos,sin,sqrt</text:p>
      <text:p text:style-name="P6"/>
      <text:p text:style-name="P6"/>
      <text:p text:style-name="P6"/>
      <text:p text:style-name="P6">def calculXY(L):</text:p>
      <text:p text:style-name="P6"><text:s text:c="4"/>point=[]</text:p>
      <text:p text:style-name="P6"><text:s text:c="4"/>for i in L:</text:p>
      <text:p text:style-name="P6"><text:s text:c="8"/>point.append([ <text:s/>(i[4]-i[3])/sqrt(2)/i[5] <text:s text:c="2"/>, <text:s/>(i[3]+i[4]-i[2]-i[5])/2/sqrt(2)/i[5] ])</text:p>
      <text:p text:style-name="P6"><text:s text:c="4"/>return point</text:p>
      <text:p text:style-name="P6"/>
      <text:p text:style-name="P6"/>
      <text:p text:style-name="P6">data=np.load('data_sim_1.npy')</text:p>
      <text:p text:style-name="P6">#data=data[:500]</text:p>
      <text:p text:style-name="P6"/>
      <text:p text:style-name="P6">Y=[]</text:p>
      <text:p text:style-name="P6">X=[]</text:p>
      <text:p text:style-name="P6"/>
      <text:p text:style-name="P6"/>
      <text:p text:style-name="P6">for x in data[:,:2]:</text:p>
      <text:p text:style-name="P6"><text:s text:c="4"/>X.append((x[0])*cos((x[1])/360*2*3.14))</text:p>
      <text:p text:style-name="P6"><text:s text:c="4"/>Y.append((x[0])*sin((x[1])/360*2*3.14))</text:p>
      <text:p text:style-name="P6"/>
      <text:p text:style-name="P6"/>
      <text:p text:style-name="P6"/>
      <text:p text:style-name="P6"/>
      <text:p text:style-name="P6">plt.figure()</text:p>
      <text:p text:style-name="P6">plt.plot(X,Y,'ro')</text:p>
      <text:p text:style-name="P6"/>
      <text:p text:style-name="P6">print(data[400])</text:p>
      <text:p text:style-name="P6">point=calculXY(data)</text:p>
      <text:p text:style-name="P6">X1=[i[0] for i in point]</text:p>
      <text:p text:style-name="P6">Y1=[i[1] for i in point]</text:p>
      <text:p text:style-name="P6">print(len(X))</text:p>
      <text:p text:style-name="P6">plt.plot(X1,Y1,'go')</text:p>
      <text:p text:style-name="P6"/>
      <text:p text:style-name="P6">#plt.show()</text:p>
      <text:p text:style-name="P6"/>
      <text:p text:style-name="P6">pointPicked=[(len(data)*(i+1))//100 for i in range(99)]</text:p>
      <text:p text:style-name="P6"/>
      <text:p text:style-name="P6">pts_src=np.array([point[i] for i in pointPicked])</text:p>
      <text:p text:style-name="P6">pts_dst=np.array([[X[i],Y[i]]for i in pointPicked])</text:p>
      <text:p text:style-name="P6"/>
      <text:p text:style-name="P6"><text:soft-page-break/>h, status = cv2.findHomography(pts_src, pts_dst)</text:p>
      <text:p text:style-name="P6"/>
      <text:p text:style-name="P6">for i in range(len(point)):</text:p>
      <text:p text:style-name="P6"><text:s text:c="4"/>point[i].append(1)</text:p>
      <text:p text:style-name="P6"/>
      <text:p text:style-name="P6">#print(point)</text:p>
      <text:p text:style-name="P6"/>
      <text:p text:style-name="P6">pointCori=[]</text:p>
      <text:p text:style-name="P6"/>
      <text:p text:style-name="P6">print(h,type(h))</text:p>
      <text:p text:style-name="P6"/>
      <text:p text:style-name="P6">for i in range(len(point)):</text:p>
      <text:p text:style-name="P6"><text:s text:c="4"/>pointCori.append(np.dot(h,np.array(point[i])))</text:p>
      <text:p text:style-name="P6">print(pointCori)</text:p>
      <text:p text:style-name="P6">XCor=[pointCori[i][0]/pointCori[i][2] for i in range(len(pointCori))]</text:p>
      <text:p text:style-name="P6">YCor=[pointCori[i][1]/pointCori[i][2] for i in range(len(pointCori))]</text:p>
      <text:p text:style-name="P6"/>
      <text:p text:style-name="P6">plt.plot(XCor,YCor,'bo')</text:p>
      <text:p text:style-name="P6">plt.show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20:39:31.369000000</meta:creation-date>
    <dc:date>2019-05-08T20:54:01.728000000</dc:date>
    <meta:editing-duration>PT14M28S</meta:editing-duration>
    <meta:editing-cycles>5</meta:editing-cycles>
    <meta:generator>LibreOffice/6.1.5.2$Windows_X86_64 LibreOffice_project/90f8dcf33c87b3705e78202e3df5142b201bd805</meta:generator>
    <meta:document-statistic meta:table-count="0" meta:image-count="0" meta:object-count="0" meta:page-count="14" meta:paragraph-count="435" meta:word-count="1114" meta:character-count="15115" meta:non-whitespace-character-count="13411"/>
  </office:meta>
</office:document-meta>
</file>